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ootstrapContext.SimpleBootstrapContext( @ Nullable WorkManager workManager , @ Nullable XATerminator xaTerminator , @ Nullable TransactionSynchronizationRegistry transactionSynchroniz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ootstrapContext.getXATer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SimpleBootstrapContext( @ Nullable WorkManager workManager , @ Nullable XATerminator xaTermin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ootstrapContext.isContextSupported( Class &lt; ? extends WorkContext &gt; workContex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TransactionSynchroniza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SimpleBootstrapContext( @ Nullable WorkManager wor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create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Wor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